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G4</text:p>
      <text:p text:style-name="Normal"><text:span text:style-name="T2">GITEACHER:<text:s/></text:span>Hello.<text:s/></text:p>
      <text:p text:style-name="Normal"><text:span text:style-name="T3">STUDENT:<text:s/></text:span>Hi.<text:s/></text:p>
      <text:p text:style-name="Normal"><text:span text:style-name="T4">TEACHER:<text:s/></text:span>Welcome to our restaurant.<text:s/></text:p>
      <text:p text:style-name="Normal"><text:span text:style-name="T5">STUDENT:<text:s/></text:span>Hi.<text:s/></text:p>
      <text:p text:style-name="Normal"><text:span text:style-name="T6">TEACHER:<text:s/></text:span>Can I help you? Yes.<text:s/></text:p>
      <text:p text:style-name="Normal"><text:span text:style-name="T7">STUDENT:<text:s/></text:span>Could I see the menu, please?</text:p>
      <text:p text:style-name="Normal"><text:span text:style-name="T8">TEACHER:<text:s/></text:span>Yes, here it is.<text:s/></text:p>
      <text:p text:style-name="Normal"><text:span text:style-name="T9">STUDENT:<text:s/></text:span>Thank you.<text:s/></text:p>
      <text:p text:style-name="Normal"><text:span text:style-name="T10">TEACHER:</text:span><text:span text:style-name="T11"><text:s/></text:span>Would you<text:s/>like a table?</text:p>
      <text:p text:style-name="Normal"><text:span text:style-name="T12">STUDENT:<text:s/></text:span>Yes, maybe, next to the window, please.<text:s/></text:p>
      <text:p text:style-name="Normal"><text:span text:style-name="T13">TEACHER:<text:s/></text:span>Oh, of course. Yes, we have a table by the window. How many people?</text:p>
      <text:p text:style-name="Normal"><text:span text:style-name="T14">STUDENT: <text:s/></text:span>Just me.<text:s/></text:p>
      <text:p text:style-name="Normal"><text:span text:style-name="T15">TEACHER:<text:s/></text:span>Okay, come with me. Okay, Is this table okay?<text:s/></text:p>
      <text:p text:style-name="Normal"><text:span text:style-name="T16">STUDENT:<text:s/></text:span>Yes, it's okay.<text:s/></text:p>
      <text:p text:style-name="Normal"><text:span text:style-name="T17">TEACHER: <text:s/></text:span>Okay, so please, have a seat. Would you like something to drink?<text:s/></text:p>
      <text:p text:style-name="Normal"><text:span text:style-name="T18">STUDENT:<text:s/></text:span>I'll have a Orange juice.<text:s/></text:p>
      <text:p text:style-name="Normal"><text:span text:style-name="T19">TEACHER:<text:s/></text:span>Okay, with ice?</text:p>
      <text:p text:style-name="Normal"><text:span text:style-name="T20">STUDENT:<text:s/></text:span>No, thanks.<text:s/></text:p>
      <text:p text:style-name="Normal"><text:span text:style-name="T21">TEACHER:<text:s/></text:span>Okay, give me a second. It’ll Be back right away.</text:p>
      <text:p text:style-name="Normal">Here's your orange juice.<text:s/></text:p>
      <text:p text:style-name="Normal"><text:span text:style-name="T22">STUDENT:<text:s/></text:span>Thank you.<text:s/>Would you mind explaining the chef's specialty for today?</text:p>
      <text:p text:style-name="Normal"><text:span text:style-name="T23">TEACHER:<text:s/></text:span>Okay, today we have two, main courses are two lasagnas one is with Bolognese sauce and mozzarella and the other one is lasagna with zucchini and provola cheese<text:s/></text:p>
      <text:p text:style-name="Normal"><text:span text:style-name="T24">STUDENT:<text:s/></text:span>okay can I have the. one with Bolognese please<text:s/></text:p>
      <text:p text:style-name="Normal"><text:span text:style-name="T25">TEACHER:<text:s/></text:span>okay so a Bolognese sauce as a main course.</text:p>
      <text:p text:style-name="Normal"><text:span text:style-name="T26">STUDENT:<text:s/></text:span>I have without mozzarella cheese please because I have an intolerance<text:s/></text:p>
      <text:p text:style-name="Normal"><text:span text:style-name="T27">TEACHER:<text:s/></text:span>of course, yeah, no mozzarella<text:s/></text:p>
      <text:soft-page-break/>
      <text:p text:style-name="Normal"><text:span text:style-name="T28">STUDENT:<text:s/></text:span>okay</text:p>
      <text:p text:style-name="Normal"><text:span text:style-name="T29">TEACHER:<text:s/></text:span>here's your lasagna would<text:s/>you like anything as a side dish?<text:s/></text:p>
      <text:p text:style-name="Normal"><text:span text:style-name="T30">STUDENT:<text:s/></text:span>no thanks I'll have just the dessert<text:s/></text:p>
      <text:p text:style-name="Normal"><text:span text:style-name="T31">TEACHER:<text:s/></text:span>okay so yeah, would you like your dessert now?<text:s/></text:p>
      <text:p text:style-name="Normal"><text:span text:style-name="T32">STUDENT:<text:s/></text:span>yes, please I think I would have, the ice cream sundae.</text:p>
      <text:p text:style-name="Normal"><text:span text:style-name="T33">TEACHER:<text:s/></text:span>Okay. Which topping do you prefer.</text:p>
      <text:p text:style-name="Normal"><text:span text:style-name="T34">STUDENT:<text:s/></text:span>Chocolate.</text:p>
      <text:p text:style-name="Normal"><text:span text:style-name="T35">TEACHER:<text:s/></text:span>Okay. Chocolate. So, do you want me to take it now?</text:p>
      <text:p text:style-name="Normal">Oh, yes, please.</text:p>
      <text:p text:style-name="Normal"><text:span text:style-name="T36">TEACHER:<text:s/></text:span>Okay. Here's your ice cream sundae.</text:p>
      <text:p text:style-name="Normal"><text:span text:style-name="T37">STUDENT:<text:s/></text:span>Oh, thank you. It's delicious.</text:p>
      <text:p text:style-name="Normal"><text:span text:style-name="T38">TEACHER:<text:s/></text:span>Oh, really? Thank you. Would you like anything to drink, like a coffee, for example.</text:p>
      <text:p text:style-name="Normal"><text:span text:style-name="T39">STUDENT:<text:s/></text:span>No, thank you. Can I have the check, please.</text:p>
      <text:p text:style-name="Normal"><text:span text:style-name="T40">TEACHER:<text:s/></text:span>Yes. Just give me a second. I'll be right back. Here it is. It's nine pounds.</text:p>
      <text:p text:style-name="Normal"><text:span text:style-name="T41">STUDENT:<text:s/></text:span>May I pay by card?</text:p>
      <text:p text:style-name="Normal"><text:span text:style-name="T42">TEACHER:<text:s/></text:span>Yes, of course.</text:p>
      <text:p text:style-name="Normal"><text:span text:style-name="T43">STUDENT:<text:s/></text:span>Okay.</text:p>
      <text:p text:style-name="Normal"><text:span text:style-name="T44">TEACHER:<text:s/></text:span>Here's the pos. You can pay by card by topping.</text:p>
      <text:p text:style-name="Normal"><text:span text:style-name="T45">STUDENT:<text:s/></text:span>Okay. Thank you, sir.</text:p>
      <text:p text:style-name="Normal"><text:span text:style-name="T46">TEACHER:<text:s/></text:span>You're welcome.</text:p>
      <text:p text:style-name="Normal"><text:span text:style-name="T47">STUDENT:<text:s/></text:span>Goodbye. It was a pleasure to eat here.</text:p>
      <text:p text:style-name="Normal"><text:span text:style-name="T48">TEACHER:<text:s/></text:span>Oh, thank you.<text:s/>I hope you enjoyed your meal.<text:s/></text:p>
      <text:p text:style-name="Normal"><text:span text:style-name="T49">STUDENT:<text:s/></text:span>thank you. Bye.<text:s/></text:p>
      <text:p text:style-name="Normal"><text:span text:style-name="T50">TEACHER:<text:s/></text:span>By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7T07:52:00Z</meta:creation-date>
    <dc:date>2025-12-24T10:04:00Z</dc:date>
    <meta:template xlink:href="Normal" xlink:type="simple"/>
    <meta:editing-cycles>2</meta:editing-cycles>
    <meta:editing-duration>PT1020S</meta:editing-duration>
    <meta:document-statistic meta:page-count="2" meta:paragraph-count="4" meta:word-count="333" meta:character-count="2228" meta:row-count="15" meta:non-whitespace-character-count="1899"/>
  </office:meta>
</office:document-meta>
</file>